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8cm"/>
    </style:style>
    <style:style style:name="co2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number-columns-repeated="1020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mipAtmo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mipOcea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mipLand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10:19:00Z</meta:creation-date>
    <dc:date>2015-12-10T09:16:36.608636842</dc:date>
    <meta:editing-duration>PT1M16S</meta:editing-duration>
    <meta:editing-cycles>2</meta:editing-cycles>
    <meta:document-statistic meta:table-count="1" meta:cell-count="4" meta:object-count="0"/>
  </office:meta>
</office:document-meta>
</file>